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a59f6" officeooo:paragraph-rsid="001a59f6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5pt" officeooo:rsid="001a59f6" officeooo:paragraph-rsid="001a59f6" style:font-size-asian="13.1000003814697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3pt" officeooo:rsid="001a59f6" officeooo:paragraph-rsid="001a59f6" style:font-size-asian="11.3500003814697pt" style:font-size-complex="13pt"/>
    </style:style>
    <style:style style:name="P4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transparent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Droid Sans Mono" fo:font-size="10.5pt" fo:font-weight="normal" officeooo:paragraph-rsid="001a59f6" fo:background-color="transparent"/>
    </style:style>
    <style:style style:name="P6" style:family="paragraph" style:parent-style-name="Standard">
      <style:paragraph-properties style:line-height-at-least="0.503cm"/>
      <style:text-properties fo:color="#000000" loext:opacity="100%" style:font-name="Droid Sans Mono" fo:font-size="15pt" fo:font-weight="normal" officeooo:rsid="001b7289" officeooo:paragraph-rsid="001b7289" fo:background-color="transparent" style:font-size-asian="13.1000003814697pt" style:font-size-complex="15pt"/>
    </style:style>
    <style:style style:name="P7" style:family="paragraph" style:parent-style-name="Standard">
      <style:paragraph-properties style:line-height-at-least="0.503cm"/>
      <style:text-properties fo:color="#000000" loext:opacity="100%" fo:background-color="transparent"/>
    </style:style>
    <style:style style:name="P8" style:family="paragraph" style:parent-style-name="Standard">
      <style:paragraph-properties style:line-height-at-least="0.503cm"/>
      <style:text-properties fo:color="#000000" loext:opacity="100%" style:font-name="Liberation Serif" fo:font-size="15pt" fo:font-weight="normal" officeooo:rsid="001b7289" officeooo:paragraph-rsid="001b7289" fo:background-color="transparent" style:font-size-asian="13.1000003814697pt" style:font-size-complex="15pt"/>
    </style:style>
    <style:style style:name="P9" style:family="paragraph" style:parent-style-name="Standard">
      <style:paragraph-properties style:line-height-at-least="0.503cm"/>
      <style:text-properties fo:color="#000000" loext:opacity="100%" style:font-name="Liberation Serif" fo:font-size="15pt" fo:font-weight="normal" officeooo:rsid="001e0748" officeooo:paragraph-rsid="001e0748" fo:background-color="transparent" style:font-size-asian="13.1000003814697pt" style:font-size-complex="15pt"/>
    </style:style>
    <style:style style:name="P10" style:family="paragraph" style:parent-style-name="Standard">
      <style:paragraph-properties style:line-height-at-least="0.503cm"/>
      <style:text-properties fo:color="#000000" loext:opacity="100%" style:font-name="Liberation Serif" fo:font-size="13pt" fo:font-weight="normal" officeooo:rsid="001e0748" officeooo:paragraph-rsid="001e0748" fo:background-color="transparent" style:font-size-asian="13pt" style:font-size-complex="13pt"/>
    </style:style>
    <style:style style:name="P11" style:family="paragraph" style:parent-style-name="Standard">
      <style:paragraph-properties style:line-height-at-least="0.503cm"/>
      <style:text-properties fo:color="#000000" loext:opacity="100%" style:font-name="Liberation Serif" fo:font-size="13pt" fo:font-weight="normal" officeooo:rsid="001e0748" officeooo:paragraph-rsid="002122e0" fo:background-color="transparent" style:font-size-asian="13pt" style:font-size-complex="13pt"/>
    </style:style>
    <style:style style:name="P12" style:family="paragraph" style:parent-style-name="Standard">
      <style:paragraph-properties style:line-height-at-least="0.503cm"/>
      <style:text-properties fo:color="#000000" loext:opacity="100%" style:font-name="Liberation Serif" fo:font-size="13pt" fo:font-weight="normal" officeooo:rsid="001b7289" officeooo:paragraph-rsid="001b7289" fo:background-color="transparent" style:font-size-asian="13pt" style:font-size-complex="13pt"/>
    </style:style>
    <style:style style:name="P13" style:family="paragraph" style:parent-style-name="Standard">
      <style:paragraph-properties style:line-height-at-least="0.503cm"/>
      <style:text-properties fo:color="#000000" loext:opacity="100%" style:font-name="Liberation Serif" fo:font-size="13pt" fo:font-weight="normal" officeooo:rsid="001f6c74" officeooo:paragraph-rsid="001f6c74" fo:background-color="transparent" style:font-size-asian="13pt" style:font-size-complex="13pt"/>
    </style:style>
    <style:style style:name="P14" style:family="paragraph" style:parent-style-name="Standard">
      <style:paragraph-properties style:line-height-at-least="0.503cm"/>
      <style:text-properties fo:color="#000000" loext:opacity="100%" style:font-name="Liberation Serif" fo:font-size="13pt" fo:font-weight="normal" officeooo:rsid="002122e0" officeooo:paragraph-rsid="002122e0" fo:background-color="transparent" style:font-size-asian="13pt" style:font-size-complex="13pt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Droid Sans Mono" fo:font-size="10.5pt" fo:font-weight="normal" officeooo:rsid="001a59f6" officeooo:paragraph-rsid="001a59f6" fo:background-color="transparent" style:font-size-asian="13.1000003814697pt" style:font-size-complex="15pt"/>
    </style:style>
    <style:style style:name="P16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officeooo:rsid="0021276e" officeooo:paragraph-rsid="0021276e" fo:background-color="transparent" style:font-size-asian="13.1000003814697pt" style:font-size-complex="15pt"/>
    </style:style>
    <style:style style:name="P17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transparent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font-name="Droid Sans Mono" fo:font-size="10.5pt" fo:font-weight="normal" officeooo:rsid="0022bcd3" officeooo:paragraph-rsid="0022bcd3" fo:background-color="transparent" style:font-size-asian="11.3500003814697pt" style:font-size-complex="13pt"/>
    </style:style>
    <style:style style:name="P19" style:family="paragraph" style:parent-style-name="Standard">
      <style:paragraph-properties style:line-height-at-least="0.503cm"/>
      <style:text-properties fo:color="#000000" loext:opacity="100%" style:font-name="Liberation Serif" fo:font-size="13pt" fo:font-weight="normal" officeooo:rsid="001e0748" officeooo:paragraph-rsid="001e0748" fo:background-color="transparent" style:font-size-asian="11.3500003814697pt" style:font-size-complex="13pt"/>
    </style:style>
    <style:style style:name="P20" style:family="paragraph" style:parent-style-name="Standard">
      <style:paragraph-properties style:line-height-at-least="0.503cm"/>
      <style:text-properties fo:color="#000000" loext:opacity="100%" style:font-name="Liberation Serif" fo:font-size="13pt" fo:font-weight="normal" officeooo:rsid="001e0748" officeooo:paragraph-rsid="002122e0" fo:background-color="transparent" style:font-size-asian="13pt" style:font-size-complex="13pt"/>
    </style:style>
    <style:style style:name="P21" style:family="paragraph" style:parent-style-name="Standard">
      <style:paragraph-properties style:line-height-at-least="0.503cm"/>
      <style:text-properties fo:color="#000000" loext:opacity="100%" style:font-name="Liberation Serif" fo:font-size="13pt" fo:font-weight="normal" officeooo:rsid="0021276e" officeooo:paragraph-rsid="0021276e" fo:background-color="transparent" style:font-size-asian="13pt" style:font-size-complex="13pt"/>
    </style:style>
    <style:style style:name="P22" style:family="paragraph" style:parent-style-name="Standard">
      <style:paragraph-properties style:line-height-at-least="0.503cm"/>
      <style:text-properties fo:color="#000000" loext:opacity="100%" style:font-name="Liberation Serif" fo:font-size="15pt" fo:font-weight="normal" officeooo:rsid="001b7289" officeooo:paragraph-rsid="001b7289" fo:background-color="transparent" style:font-size-asian="13.1000003814697pt" style:font-size-complex="15pt"/>
    </style:style>
    <style:style style:name="P23" style:family="paragraph" style:parent-style-name="Standard">
      <style:paragraph-properties style:line-height-at-least="0.503cm"/>
      <style:text-properties fo:color="#000000" loext:opacity="100%" style:font-name="Liberation Serif" fo:font-size="15pt" fo:font-weight="normal" officeooo:rsid="0021276e" officeooo:paragraph-rsid="0021276e" fo:background-color="transparent" style:font-size-asian="13.1000003814697pt" style:font-size-complex="15pt"/>
    </style:style>
    <style:style style:name="P24" style:family="paragraph" style:parent-style-name="Standard">
      <style:paragraph-properties style:line-height-at-least="0.503cm"/>
      <style:text-properties fo:color="#000000" loext:opacity="100%" fo:background-color="transparent"/>
    </style:style>
    <style:style style:name="P25" style:family="paragraph" style:parent-style-name="Standard">
      <style:paragraph-properties fo:text-align="start" style:justify-single-word="false"/>
      <style:text-properties fo:font-size="15pt" officeooo:rsid="0022bcd3" officeooo:paragraph-rsid="0022bcd3" style:font-size-asian="13.1000003814697pt" style:font-size-complex="15pt"/>
    </style:style>
    <style:style style:name="P26" style:family="paragraph" style:parent-style-name="Standard">
      <style:paragraph-properties fo:text-align="start" style:justify-single-word="false"/>
      <style:text-properties fo:font-size="15pt" officeooo:rsid="0023c1dc" officeooo:paragraph-rsid="0023c1dc" style:font-size-asian="13.1000003814697pt" style:font-size-complex="15pt"/>
    </style:style>
    <style:style style:name="P27" style:family="paragraph" style:parent-style-name="Standard">
      <style:paragraph-properties fo:text-align="start" style:justify-single-word="false"/>
      <style:text-properties fo:font-size="15pt" officeooo:rsid="0022bcd3" officeooo:paragraph-rsid="0022bcd3" style:font-size-asian="15pt" style:font-size-complex="15pt"/>
    </style:style>
    <style:style style:name="P28" style:family="paragraph" style:parent-style-name="Standard">
      <style:paragraph-properties fo:text-align="start" style:justify-single-word="false"/>
      <style:text-properties fo:font-size="13pt" officeooo:rsid="0022bcd3" officeooo:paragraph-rsid="0022bcd3" style:font-size-asian="11.3500003814697pt" style:font-size-complex="13pt"/>
    </style:style>
    <style:style style:name="P29" style:family="paragraph" style:parent-style-name="Standard">
      <style:paragraph-properties fo:text-align="start" style:justify-single-word="false"/>
      <style:text-properties fo:font-size="13pt" officeooo:rsid="0023c1dc" officeooo:paragraph-rsid="0023c1dc" style:font-size-asian="11.3500003814697pt" style:font-size-complex="13pt"/>
    </style:style>
    <style:style style:name="P30" style:family="paragraph" style:parent-style-name="Standard">
      <style:paragraph-properties fo:text-align="start" style:justify-single-word="false"/>
      <style:text-properties fo:font-size="13pt" officeooo:rsid="001a59f6" officeooo:paragraph-rsid="001a59f6" style:font-size-asian="11.3500003814697pt" style:font-size-complex="13pt"/>
    </style:style>
    <style:style style:name="P31" style:family="paragraph" style:parent-style-name="Standard">
      <style:paragraph-properties fo:text-align="start" style:justify-single-word="false"/>
      <style:text-properties fo:font-size="13pt" officeooo:rsid="00254348" officeooo:paragraph-rsid="00254348" style:font-size-asian="11.3500003814697pt" style:font-size-complex="13pt"/>
    </style:style>
    <style:style style:name="T1" style:family="text">
      <style:text-properties officeooo:rsid="001e0748"/>
    </style:style>
    <style:style style:name="T2" style:family="text">
      <style:text-properties officeooo:rsid="00254348"/>
    </style:style>
    <style:style style:name="T3" style:family="text">
      <style:text-properties officeooo:rsid="0027100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s 2.1</text:p>
      <text:p text:style-name="P1"/>
      <text:p text:style-name="P2">1.</text:p>
      <text:p text:style-name="P3"><text:tab/>Siempre se debe utilizar CSS para maquetar, principalmente porque las tablas pueden llegar a producir problema de visualización y uso de su contenido.</text:p>
      <text:p text:style-name="P3"/>
      <text:p text:style-name="P2">2.</text:p>
      <text:p text:style-name="P3"><text:tab/><text:span text:style-name="T2">a) </text:span>HTML5 mejora en varios aspectos a su predecesor, sobretodo a muchos que se encontraban obsoletos. Por otro lado la última versión no requiere de programas externos como java web start o flash para realizar ciertas actividades.</text:p>
      <text:p text:style-name="P3"/>
      <text:p text:style-name="P31"><text:tab/>b) No, porque precisamente quedan obsoletas debido a que se crean nuevas etiquetas que facilitan el uso de las mismas.</text:p>
      <text:p text:style-name="P3"/>
      <text:p text:style-name="P2">3.</text:p>
      <text:p text:style-name="P15"/>
      <text:p text:style-name="P5">&lt;!DOCTYPE html&gt;</text:p>
      <text:p text:style-name="P4">&lt;html <text:span text:style-name="T3">lang=’es’</text:span>&gt;</text:p>
      <text:p text:style-name="P4">&lt;head&gt;</text:p>
      <text:p text:style-name="P4"><text:tab/>&lt;meta charset="utf-8"&gt;</text:p>
      <text:p text:style-name="P4"><text:tab/>&lt;title&gt;HTML A HTML5&lt;/title&gt;</text:p>
      <text:p text:style-name="P4">&lt;/head&gt;</text:p>
      <text:p text:style-name="P7"/>
      <text:p text:style-name="P4">&lt;body&gt;</text:p>
      <text:p text:style-name="P4"><text:tab/>&lt;header&gt;</text:p>
      <text:p text:style-name="P4"><text:tab/><text:tab/>&lt;h1&gt;Realizando el cambio...&lt;/h1&gt;</text:p>
      <text:p text:style-name="P4"><text:tab/><text:tab/>&lt;p&gt;esta página está programada sobre HTML, hagamos el cambio a </text:p>
      <text:p text:style-name="P4"><text:tab/><text:tab/>HTML5&lt;/p&gt;</text:p>
      <text:p text:style-name="P4"><text:tab/>&lt;/header&gt;</text:p>
      <text:p text:style-name="P4"><text:tab/>&lt;nav&gt;</text:p>
      <text:p text:style-name="P4"><text:tab/><text:tab/>&lt;ul&gt;</text:p>
      <text:p text:style-name="P4"><text:tab/><text:tab/><text:tab/>&lt;li&gt;&lt;a href="index.html"&gt;Inicio&lt;/a&gt;&lt;/li&gt;</text:p>
      <text:p text:style-name="P4"><text:tab/><text:tab/><text:tab/>&lt;li&gt;&lt;a href="index.html"&gt;Blog&lt;/a&gt;&lt;/li&gt;</text:p>
      <text:p text:style-name="P4"><text:tab/><text:tab/><text:tab/>&lt;li&gt;&lt;a href="index.html"&gt;Contacto&lt;/a&gt;&lt;/li&gt;</text:p>
      <text:p text:style-name="P4"><text:tab/><text:tab/>&lt;/ul&gt;</text:p>
      <text:p text:style-name="P4"><text:tab/>&lt;/nav&gt;</text:p>
      <text:p text:style-name="P4"><text:tab/>&lt;main&gt;</text:p>
      <text:p text:style-name="P4"><text:tab/><text:tab/>&lt;p&gt;Aquí se añade el texto principal que queremos que aparezca</text:p>
      <text:p text:style-name="P4"><text:tab/><text:tab/>en la página web&lt;/p&gt;</text:p>
      <text:p text:style-name="P4"><text:tab/>&lt;/main&gt;</text:p>
      <text:p text:style-name="P4"><text:tab/>&lt;footer&gt;</text:p>
      <text:p text:style-name="P4"><text:tab/><text:tab/>&lt;p&gt;2019. Créditos. Contatco&lt;/p&gt;</text:p>
      <text:p text:style-name="P4"><text:tab/>&lt;/footer&gt;</text:p>
      <text:p text:style-name="P4">&lt;/body&gt;</text:p>
      <text:p text:style-name="P4">&lt;/html&gt;</text:p>
      <text:p text:style-name="P5"/>
      <text:p text:style-name="P4"/>
      <text:p text:style-name="P6"/>
      <text:p text:style-name="P6"><text:soft-page-break/></text:p>
      <text:p text:style-name="P6"/>
      <text:p text:style-name="P6"/>
      <text:p text:style-name="P6"/>
      <text:p text:style-name="P8">4.</text:p>
      <text:p text:style-name="P12"><text:a xlink:type="simple" xlink:href="https://www.york.ac.uk/teaching/cws/wws/webpage1.html" text:style-name="Internet_20_link" text:visited-style-name="Visited_20_Internet_20_Link">https://www.york.ac.uk/teaching/cws/wws/webpage1.html</text:a></text:p>
      <text:p text:style-name="P12"/>
      <text:p text:style-name="P13">Principalmente añadir la etiqueta referencia &lt;!DOCTYPE html&gt;</text:p>
      <text:p text:style-name="P13">Eliminar los estilos directos en etiquetas.</text:p>
      <text:p text:style-name="P13">Cambiar los divs por etiquetas nuevas que puedan sustituilos.</text:p>
      <text:p text:style-name="P13">Eliminar los &lt;br&gt; que pueden ser añadidos en el CSS</text:p>
      <text:p text:style-name="P13">Eliminar la tabla que se usa en toda la página para maquetación y realizar su función en el CSS.</text:p>
      <text:p text:style-name="P8"/>
      <text:p text:style-name="P9">5.</text:p>
      <text:p text:style-name="P19">Lista ordenada numéricamente:</text:p>
      <text:p text:style-name="P10"><text:tab/>&lt;ol type=”1”&gt;</text:p>
      <text:p text:style-name="P10"><text:tab/><text:tab/>&lt;li&gt;Sri Lanka&lt;/li&gt;</text:p>
      <text:p text:style-name="P10"><text:tab/><text:tab/>&lt;li&gt;Países Bajos&lt;/li&gt;</text:p>
      <text:p text:style-name="P10"><text:tab/><text:tab/>&lt;li&gt;Japón&lt;/li&gt;</text:p>
      <text:p text:style-name="P10"><text:tab/><text:tab/>&lt;li&gt;Alemania&lt;/li&gt;</text:p>
      <text:p text:style-name="P10"><text:tab/><text:tab/>&lt;li&gt;Italia&lt;/li&gt;</text:p>
      <text:p text:style-name="P10"><text:tab/>&lt;/ol&gt;</text:p>
      <text:p text:style-name="P10"/>
      <text:p text:style-name="P14">Lista ordenada numéricamente reversa:</text:p>
      <text:p text:style-name="P14"><text:tab/><text:span text:style-name="T1">&lt;ol type=”1” </text:span>reversed<text:span text:style-name="T1">&gt;</text:span></text:p>
      <text:p text:style-name="P11"><text:tab/><text:tab/>&lt;li&gt;Sri Lanka&lt;/li&gt;</text:p>
      <text:p text:style-name="P11"><text:tab/><text:tab/>&lt;li&gt;Países Bajos&lt;/li&gt;</text:p>
      <text:p text:style-name="P11"><text:tab/><text:tab/>&lt;li&gt;Japón&lt;/li&gt;</text:p>
      <text:p text:style-name="P11"><text:tab/><text:tab/>&lt;li&gt;Alemania&lt;/li&gt;</text:p>
      <text:p text:style-name="P11"><text:tab/><text:tab/>&lt;li&gt;Italia&lt;/li&gt;</text:p>
      <text:p text:style-name="P11"><text:tab/>&lt;/ol&gt;</text:p>
      <text:p text:style-name="P11"/>
      <text:p text:style-name="P21">Lista ordenada letras mayúsculas:</text:p>
      <text:p text:style-name="P21"><text:tab/>&lt;ol type=”A”&gt;</text:p>
      <text:p text:style-name="P21"><text:tab/><text:tab/>&lt;li&gt;Sushi&lt;/li&gt;</text:p>
      <text:p text:style-name="P21"><text:tab/><text:tab/>&lt;li&gt;Pasta&lt;/li&gt;</text:p>
      <text:p text:style-name="P21"><text:tab/><text:tab/>&lt;li&gt;Lentejas&lt;/li&gt;</text:p>
      <text:p text:style-name="P21"><text:tab/>&lt;/ol&gt;</text:p>
      <text:p text:style-name="P21"/>
      <text:p text:style-name="P21">Lista ordenada números romanos mayúculas:</text:p>
      <text:p text:style-name="P21"><text:tab/>&lt;ol type=”I”&gt;</text:p>
      <text:p text:style-name="P21"><text:tab/><text:tab/>&lt;li&gt;Sushi&lt;/li&gt;</text:p>
      <text:p text:style-name="P21"><text:tab/><text:tab/>&lt;li&gt;Pasta&lt;/li&gt;</text:p>
      <text:p text:style-name="P21"><text:tab/><text:tab/>&lt;li&gt;Lentejas&lt;/li&gt;</text:p>
      <text:p text:style-name="P21"><text:tab/>&lt;/ol&gt;</text:p>
      <text:p text:style-name="P21"/>
      <text:p text:style-name="P21"><text:soft-page-break/></text:p>
      <text:p text:style-name="P21">Lista desordenada cuadrados:</text:p>
      <text:p text:style-name="P21"><text:tab/>&lt;ul type=”square”&gt;</text:p>
      <text:p text:style-name="P21"><text:tab/><text:tab/>&lt;li&gt;Django&lt;/li&gt;</text:p>
      <text:p text:style-name="P21"><text:tab/><text:tab/>&lt;li&gt;Across the Spiderverse&lt;/li&gt;</text:p>
      <text:p text:style-name="P21"><text:tab/><text:tab/>&lt;li&gt;Interestellar&lt;/li&gt;</text:p>
      <text:p text:style-name="P21"><text:tab/>&lt;/ul&gt;</text:p>
      <text:p text:style-name="P21"/>
      <text:p text:style-name="P21">Lista desordenada puntos:</text:p>
      <text:p text:style-name="P21"><text:tab/>&lt;ul type=”disc”&gt;</text:p>
      <text:p text:style-name="P21"><text:tab/><text:tab/>&lt;li&gt;Django&lt;/li&gt;</text:p>
      <text:p text:style-name="P21"><text:tab/><text:tab/>&lt;li&gt;Across the Spiderverse&lt;/li&gt;</text:p>
      <text:p text:style-name="P21"><text:tab/><text:tab/>&lt;li&gt;Interestellar&lt;/li&gt;</text:p>
      <text:p text:style-name="P21"><text:tab/>&lt;/ul&gt;</text:p>
      <text:p text:style-name="P8"/>
      <text:p text:style-name="P8"/>
      <text:p text:style-name="P23">6.</text:p>
      <text:p text:style-name="P16">&lt;!DOCTYPE html&gt;</text:p>
      <text:p text:style-name="P17">&lt;html&gt;</text:p>
      <text:p text:style-name="P17">&lt;body&gt;</text:p>
      <text:p text:style-name="P17"><text:tab/>&lt;form&gt;</text:p>
      <text:p text:style-name="P17"><text:tab/><text:tab/>&lt;fieldset&gt;</text:p>
      <text:p text:style-name="P17"><text:tab/><text:tab/><text:tab/>&lt;legend&gt;Datos:&lt;/legend&gt;</text:p>
      <text:p text:style-name="P24"/>
      <text:p text:style-name="P17"><text:tab/><text:tab/><text:tab/>&lt;label for="nombre"&gt;Nombre: &lt;/label&gt;</text:p>
      <text:p text:style-name="P17"><text:tab/><text:tab/><text:tab/>&lt;input id="nombre" type="text"&gt;&lt;br&gt;</text:p>
      <text:p text:style-name="P24"/>
      <text:p text:style-name="P17"><text:tab/><text:tab/><text:tab/>&lt;label for="email"&gt;Email: &lt;/label&gt;</text:p>
      <text:p text:style-name="P17"><text:tab/><text:tab/><text:tab/>&lt;input id="email" type="email"&gt;&lt;br&gt;</text:p>
      <text:p text:style-name="P24"/>
      <text:p text:style-name="P17"><text:tab/><text:tab/><text:tab/>&lt;label for="desc"&gt;Descripción: &lt;/label&gt;</text:p>
      <text:p text:style-name="P17"><text:tab/><text:tab/><text:tab/>&lt;textarea id="desc" placeholder="Escriba la descripción"</text:p>
      <text:p text:style-name="P17"><text:tab/><text:tab/><text:tab/>rows="10" cols="50"&gt;&lt;/textarea&gt;</text:p>
      <text:p text:style-name="P17"><text:tab/><text:tab/><text:tab/>&lt;br&gt;</text:p>
      <text:p text:style-name="P24"/>
      <text:p text:style-name="P17"><text:tab/><text:tab/><text:tab/>&lt;label for="fecha"&gt;Fecha: &lt;/label&gt;</text:p>
      <text:p text:style-name="P17"><text:tab/><text:tab/><text:tab/>&lt;input type="date" id="fecha"&gt;&lt;br&gt;</text:p>
      <text:p text:style-name="P24"/>
      <text:p text:style-name="P17"><text:tab/><text:tab/><text:tab/>&lt;label for="favColor"&gt;Color Favorito: &lt;/label&gt;</text:p>
      <text:p text:style-name="P17"><text:tab/><text:tab/><text:tab/>&lt;input id="favColor" type="color"&gt;&lt;br&gt;</text:p>
      <text:p text:style-name="P24"/>
      <text:p text:style-name="P17"><text:tab/><text:tab/><text:tab/>&lt;label for="nivel"&gt;Nivel: &lt;/label&gt;</text:p>
      <text:p text:style-name="P17"><text:tab/><text:tab/><text:tab/>&lt;input type="range" id="nivel"&gt;&lt;br&gt;</text:p>
      <text:p text:style-name="P17"><text:tab/><text:tab/>&lt;/fieldset&gt; </text:p>
      <text:p text:style-name="P17"><text:tab/>&lt;/form&gt;</text:p>
      <text:p text:style-name="P17">&lt;/body&gt;</text:p>
      <text:p text:style-name="P17">&lt;/html&gt;</text:p>
      <text:p text:style-name="P23"/>
      <text:p text:style-name="P6"/>
      <text:p text:style-name="P6"><text:soft-page-break/></text:p>
      <text:p text:style-name="P25">7.</text:p>
      <text:p text:style-name="P28"/>
      <text:p text:style-name="P28"/>
      <text:p text:style-name="P28"/>
      <text:p text:style-name="P27">8.</text:p>
      <text:p text:style-name="P18">&lt;!DOCTYPE html&gt;</text:p>
      <text:p text:style-name="P17">&lt;html&gt;</text:p>
      <text:p text:style-name="P17">&lt;body&gt;</text:p>
      <text:p text:style-name="P17"><text:tab/>&lt;form&gt;</text:p>
      <text:p text:style-name="P17"><text:tab/><text:tab/>&lt;fieldset&gt;</text:p>
      <text:p text:style-name="P17"><text:tab/><text:tab/><text:tab/>&lt;legend&gt;Elementos de formulario&lt;/legend&gt;</text:p>
      <text:p text:style-name="P17"><text:tab/><text:tab/><text:tab/>&lt;select id="cosas" name="cosas" size="4" multiple="multiple"&gt;</text:p>
      <text:p text:style-name="P17"><text:tab/><text:tab/><text:tab/><text:tab/>&lt;option value="cosa 1"&gt;Cosa 1&lt;/option&gt;</text:p>
      <text:p text:style-name="P17"><text:tab/><text:tab/><text:tab/><text:tab/>&lt;option value="cosa 2"&gt;Cosa 2&lt;/option&gt;</text:p>
      <text:p text:style-name="P17"><text:tab/><text:tab/><text:tab/><text:tab/>&lt;option value="cosa 3"&gt;Cosa 3&lt;/option&gt;</text:p>
      <text:p text:style-name="P17"><text:tab/><text:tab/><text:tab/><text:tab/>&lt;option value="cosa 4"&gt;Cosa 4&lt;/option&gt;</text:p>
      <text:p text:style-name="P17"><text:tab/><text:tab/><text:tab/>&lt;/select&gt;</text:p>
      <text:p text:style-name="P17"><text:tab/><text:tab/><text:tab/>&lt;br&gt;&lt;br&gt;</text:p>
      <text:p text:style-name="P24"/>
      <text:p text:style-name="P17"><text:tab/><text:tab/><text:tab/>&lt;textarea id="contArea" rows="10" cols="55"&gt;&lt;/textarea&gt;</text:p>
      <text:p text:style-name="P17"><text:tab/><text:tab/><text:tab/>&lt;br&gt;&lt;br&gt;</text:p>
      <text:p text:style-name="P24"/>
      <text:p text:style-name="P17"><text:tab/><text:tab/><text:tab/>&lt;label for="texto"&gt;Texto: &lt;/label&gt;</text:p>
      <text:p text:style-name="P17"><text:tab/><text:tab/><text:tab/>&lt;input type="text" id="texto"&gt;</text:p>
      <text:p text:style-name="P17"><text:tab/><text:tab/><text:tab/>&lt;br&gt;</text:p>
      <text:p text:style-name="P17"><text:tab/><text:tab/><text:tab/>&lt;input type="button" id="boton" value="Púlsame"&gt;</text:p>
      <text:p text:style-name="P17"><text:tab/><text:tab/><text:tab/>&lt;br&gt;</text:p>
      <text:p text:style-name="P17"><text:tab/><text:tab/><text:tab/>&lt;br&gt;</text:p>
      <text:p text:style-name="P17"><text:tab/><text:tab/><text:tab/>&lt;input type="checkbox" name="ch1" </text:p>
      <text:p text:style-name="P17"><text:tab/><text:tab/><text:tab/>value="Check1" checked&gt;</text:p>
      <text:p text:style-name="P17"><text:tab/><text:tab/><text:tab/>&lt;label for="ch1"&gt;Checkbox 1&lt;/label&gt;&lt;br&gt;</text:p>
      <text:p text:style-name="P24"/>
      <text:p text:style-name="P17"><text:tab/><text:tab/><text:tab/>&lt;input type="checkbox" name="ch2"</text:p>
      <text:p text:style-name="P17"><text:tab/><text:tab/><text:tab/>value="Check2"&gt;</text:p>
      <text:p text:style-name="P17"><text:tab/><text:tab/><text:tab/>&lt;label for="ch2"&gt;Checkbox 2&lt;/label&gt;&lt;br&gt;</text:p>
      <text:p text:style-name="P24"/>
      <text:p text:style-name="P17"><text:tab/><text:tab/><text:tab/>&lt;input type="checkbox" name="ch3"</text:p>
      <text:p text:style-name="P17"><text:tab/><text:tab/><text:tab/>value="Check3" checked&gt;</text:p>
      <text:p text:style-name="P17"><text:tab/><text:tab/><text:tab/>&lt;label for="ch3"&gt;Checkbox 3&lt;/label&gt;&lt;br&gt;</text:p>
      <text:p text:style-name="P17"><text:tab/><text:tab/><text:tab/>&lt;br&gt;</text:p>
      <text:p text:style-name="P17"><text:tab/><text:tab/><text:tab/>&lt;input type="radio" id="op1" name="opciones"</text:p>
      <text:p text:style-name="P17"><text:tab/><text:tab/><text:tab/>value="op1" checked&gt;</text:p>
      <text:p text:style-name="P17"><text:tab/><text:tab/><text:tab/>&lt;label for="op1"&gt;Opción 1&lt;/label&gt;&lt;br&gt;</text:p>
      <text:p text:style-name="P24"/>
      <text:p text:style-name="P17"><text:tab/><text:tab/><text:tab/>&lt;input type="radio" id="op2" name="opciones"</text:p>
      <text:p text:style-name="P17"><text:tab/><text:tab/><text:tab/>value="op2"&gt;</text:p>
      <text:p text:style-name="P17"><text:tab/><text:tab/><text:tab/>&lt;label for="op2"&gt;Opción 2&lt;/label&gt;&lt;br&gt;</text:p>
      <text:p text:style-name="P24"/>
      <text:p text:style-name="P17"><text:tab/><text:tab/><text:tab/>&lt;input type="radio" id="op3" name="opciones"</text:p>
      <text:p text:style-name="P17"><text:soft-page-break/><text:tab/><text:tab/><text:tab/>value="op3"&gt;</text:p>
      <text:p text:style-name="P17"><text:tab/><text:tab/><text:tab/>&lt;label for="op3"&gt;Opción 3&lt;/label&gt;</text:p>
      <text:p text:style-name="P17"><text:tab/><text:tab/><text:tab/>&lt;br&gt;</text:p>
      <text:p text:style-name="P17"><text:tab/><text:tab/><text:tab/>&lt;p&gt;Selecciona un archivo: &lt;input type="file"</text:p>
      <text:p text:style-name="P17"><text:tab/><text:tab/><text:tab/>id="archivo"&gt;&lt;/p&gt;</text:p>
      <text:p text:style-name="P17"><text:tab/><text:tab/><text:tab/>&lt;input type="submit" id="sub" value="Enviar"&gt;</text:p>
      <text:p text:style-name="P17"><text:tab/><text:tab/><text:tab/>&lt;br&gt;</text:p>
      <text:p text:style-name="P17"><text:tab/><text:tab/><text:tab/>&lt;label for="cacharra"&gt;Selecciona la cacharra: &lt;/label&gt;</text:p>
      <text:p text:style-name="P17"><text:tab/><text:tab/><text:tab/>&lt;input list="cacharras" id="cacharra" name="cacharra"&gt;</text:p>
      <text:p text:style-name="P17"><text:tab/><text:tab/><text:tab/>&lt;datalist id="cacharras"&gt;</text:p>
      <text:p text:style-name="P17"><text:tab/><text:tab/><text:tab/><text:tab/>&lt;option value="cacharra 1"&gt;&lt;/option&gt;</text:p>
      <text:p text:style-name="P17"><text:tab/><text:tab/><text:tab/><text:tab/>&lt;option value="cacharra 2"&gt;&lt;/option&gt;</text:p>
      <text:p text:style-name="P17"><text:tab/><text:tab/><text:tab/><text:tab/>&lt;option value="cacharra 3"&gt;&lt;/option&gt;</text:p>
      <text:p text:style-name="P17"><text:tab/><text:tab/><text:tab/><text:tab/>&lt;option value="cacharra 4"&gt;&lt;/option&gt;</text:p>
      <text:p text:style-name="P17"><text:tab/><text:tab/><text:tab/><text:tab/>&lt;option value="cacharra 5"&gt;&lt;/option&gt;</text:p>
      <text:p text:style-name="P17"><text:tab/><text:tab/><text:tab/>&lt;/datalist&gt;</text:p>
      <text:p text:style-name="P17"><text:tab/><text:tab/>&lt;/fieldset&gt;</text:p>
      <text:p text:style-name="P17"><text:tab/>&lt;/form&gt;</text:p>
      <text:p text:style-name="P17">&lt;/body&gt;</text:p>
      <text:p text:style-name="P17">&lt;/html&gt;</text:p>
      <text:p text:style-name="P28"/>
      <text:p text:style-name="P28"/>
      <text:p text:style-name="P26">9.</text:p>
      <text:p text:style-name="P2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6T13:45:14.776108122</meta:creation-date>
    <dc:date>2023-10-17T13:17:32.672752682</dc:date>
    <meta:editing-duration>PT41M55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5" meta:paragraph-count="169" meta:word-count="470" meta:character-count="4555" meta:non-whitespace-character-count="3944"/>
  </office:meta>
</office:document-meta>
</file>